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ítulo2" style:master-page-name="MP0" style:family="paragraph">
      <style:paragraph-properties fo:break-before="page"/>
      <style:text-properties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Título2" style:family="paragraph">
      <style:text-properties fo:font-weight="normal" style:font-weight-asian="normal" style:font-weight-complex="normal" fo:color="#000000" fo:font-size="14pt" style:font-size-asian="14pt" style:font-size-complex="14pt"/>
    </style:style>
    <style:style style:name="P3" style:parent-style-name="Textbody" style:family="paragraph">
      <style:text-properties fo:color="#9BBB59" fo:font-size="14pt" style:font-size-asian="14pt" style:font-size-complex="14pt"/>
    </style:style>
    <style:style style:name="P4" style:parent-style-name="Título2" style:family="paragraph">
      <style:text-properties fo:font-weight="normal" style:font-weight-asian="normal" style:font-weight-complex="normal" fo:color="#000000" fo:font-size="14pt" style:font-size-asian="14pt" style:font-size-complex="14pt"/>
    </style:style>
    <style:style style:name="P5" style:parent-style-name="Textbody" style:family="paragraph">
      <style:text-properties fo:color="#9BBB59" fo:font-size="14pt" style:font-size-asian="14pt" style:font-size-complex="14pt"/>
    </style:style>
    <style:style style:name="P6" style:parent-style-name="Textbody" style:family="paragraph">
      <style:text-properties fo:color="#000000" fo:font-size="14pt" style:font-size-asian="14pt" style:font-size-complex="14pt"/>
    </style:style>
    <style:style style:name="P7" style:parent-style-name="Textbody" style:family="paragraph">
      <style:text-properties fo:color="#9BBB59" fo:font-size="14pt" style:font-size-asian="14pt" style:font-size-complex="14pt"/>
    </style:style>
    <style:style style:name="P8" style:parent-style-name="Textbody" style:family="paragraph">
      <style:text-properties fo:color="#000000" fo:font-size="14pt" style:font-size-asian="14pt" style:font-size-complex="14pt"/>
    </style:style>
    <style:style style:name="P9" style:parent-style-name="Textbody" style:family="paragraph">
      <style:text-properties fo:color="#9BBB59" fo:font-size="14pt" style:font-size-asian="14pt" style:font-size-complex="14pt"/>
    </style:style>
    <style:style style:name="P10" style:parent-style-name="Textbody" style:family="paragraph">
      <style:text-properties fo:color="#000000" fo:font-size="14pt" style:font-size-asian="14pt" style:font-size-complex="14pt"/>
    </style:style>
    <style:style style:name="P11" style:parent-style-name="Textbody" style:family="paragraph">
      <style:text-properties fo:color="#9BBB59" fo:font-size="14pt" style:font-size-asian="14pt" style:font-size-complex="14pt"/>
    </style:style>
    <style:style style:name="P12" style:parent-style-name="Standard" style:family="paragraph">
      <style:text-properties fo:color="#000000" fo:font-size="14pt" style:font-size-asian="14pt" style:font-size-complex="14pt"/>
    </style:style>
    <style:style style:name="P13" style:parent-style-name="Standard" style:family="paragraph">
      <style:paragraph-properties fo:margin-left="0.25in">
        <style:tab-stops/>
      </style:paragraph-properties>
      <style:text-properties fo:color="#000000" fo:font-size="14pt" style:font-size-asian="14pt" style:font-size-complex="14pt"/>
    </style:style>
    <style:style style:name="P14" style:parent-style-name="Standard" style:family="paragraph">
      <style:text-properties fo:color="#9BBB59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/>
    <style:style style:name="T17" style:parent-style-name="Fuentedepárrafopredeter." style:family="text">
      <style:text-properties fo:color="#000000" fo:font-size="14pt" style:font-size-asian="14pt" style:font-size-complex="14pt"/>
    </style:style>
    <style:style style:name="T18" style:parent-style-name="Fuentedepárrafopredeter." style:family="text">
      <style:text-properties fo:color="#000000" fo:font-size="14pt" style:font-size-asian="14pt" style:font-size-complex="14pt"/>
    </style:style>
    <style:style style:name="T19" style:parent-style-name="Énfasis" style:family="text">
      <style:text-properties fo:font-style="normal" style:font-style-asian="normal" style:font-style-complex="normal" fo:color="#000000" fo:font-size="14pt" style:font-size-asian="14pt" style:font-size-complex="14pt"/>
    </style:style>
    <style:style style:name="T20" style:parent-style-name="Fuentedepárrafopredeter." style:family="text">
      <style:text-properties fo:color="#000000" fo:font-size="14pt" style:font-size-asian="14pt" style:font-size-complex="14pt"/>
    </style:style>
    <style:style style:name="P21" style:parent-style-name="Standard" style:family="paragraph">
      <style:paragraph-properties fo:margin-left="0.5in">
        <style:tab-stops/>
      </style:paragraph-properties>
      <style:text-properties fo:color="#000000" fo:font-size="14pt" style:font-size-asian="14pt" style:font-size-complex="14pt"/>
    </style:style>
    <style:style style:name="P22" style:parent-style-name="Standard" style:family="paragraph">
      <style:text-properties fo:color="#9BBB59" fo:font-size="14pt" style:font-size-asian="14pt" style:font-size-complex="14pt"/>
    </style:style>
    <style:style style:name="P23" style:parent-style-name="Standard" style:family="paragraph">
      <style:text-properties fo:color="#9BBB59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333333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color="#000000" fo:font-size="14pt" style:font-size-asian="14pt" style:font-size-complex="14pt"/>
    </style:style>
    <style:style style:name="P29" style:parent-style-name="Standard" style:family="paragraph">
      <style:text-properties fo:color="#9BBB59"/>
    </style:style>
    <style:style style:name="P30" style:parent-style-name="Standard" style:family="paragraph">
      <style:text-properties fo:color="#000000" fo:font-size="14pt" style:font-size-asian="14pt" style:font-size-complex="14pt"/>
    </style:style>
    <style:style style:name="P31" style:parent-style-name="Standard" style:family="paragraph">
      <style:text-properties fo:color="#000000" fo:font-size="14pt" style:font-size-asian="14pt" style:font-size-complex="14pt"/>
    </style:style>
    <style:style style:name="P32" style:parent-style-name="Standard" style:family="paragraph">
      <style:text-properties fo:color="#9BBB59"/>
    </style:style>
    <style:style style:name="P33" style:parent-style-name="Standard" style:family="paragraph">
      <style:text-properties fo:color="#9BBB59"/>
    </style:style>
    <style:style style:name="P34" style:parent-style-name="Standard" style:family="paragraph">
      <style:text-properties fo:color="#9BBB59"/>
    </style:style>
    <style:style style:name="P35" style:parent-style-name="Standard" style:family="paragraph">
      <style:text-properties fo:color="#000000" fo:font-size="14pt" style:font-size-asian="14pt" style:font-size-complex="14pt"/>
    </style:style>
    <style:style style:name="P36" style:parent-style-name="Standard" style:family="paragraph">
      <style:text-properties fo:color="#000000" fo:font-size="14pt" style:font-size-asian="14pt" style:font-size-complex="14pt"/>
    </style:style>
    <style:style style:name="P37" style:parent-style-name="Standard" style:family="paragraph">
      <style:text-properties fo:color="#9BBB59"/>
    </style:style>
    <style:style style:name="P38" style:parent-style-name="Standard" style:family="paragraph">
      <style:text-properties fo:color="#9BBB59"/>
    </style:style>
    <style:style style:name="P39" style:parent-style-name="Standard" style:family="paragraph">
      <style:text-properties fo:color="#9BBB59"/>
    </style:style>
    <style:style style:name="P40" style:parent-style-name="Standard" style:family="paragraph">
      <style:text-properties fo:color="#000000" fo:font-size="14pt" style:font-size-asian="14pt" style:font-size-complex="14pt"/>
    </style:style>
    <style:style style:name="P41" style:parent-style-name="Standard" style:family="paragraph">
      <style:text-properties fo:color="#000000" fo:font-size="14pt" style:font-size-asian="14pt" style:font-size-complex="14pt"/>
    </style:style>
    <style:style style:name="P42" style:parent-style-name="Standard" style:family="paragraph">
      <style:text-properties fo:color="#9BBB59"/>
    </style:style>
    <style:style style:name="P43" style:parent-style-name="Standard" style:family="paragraph">
      <style:text-properties fo:color="#9BBB59"/>
    </style:style>
    <style:style style:name="P44" style:parent-style-name="Standard" style:family="paragraph">
      <style:text-properties fo:color="#9BBB59"/>
    </style:style>
    <style:style style:name="P45" style:parent-style-name="Standard" style:family="paragraph">
      <style:text-properties fo:color="#9BBB59"/>
    </style:style>
    <style:style style:name="P46" style:parent-style-name="Standard" style:family="paragraph">
      <style:text-properties fo:color="#000000" fo:font-size="14pt" style:font-size-asian="14pt" style:font-size-complex="14pt"/>
    </style:style>
    <style:style style:name="P47" style:parent-style-name="Standard" style:family="paragraph">
      <style:text-properties fo:color="#000000" fo:font-size="14pt" style:font-size-asian="14pt" style:font-size-complex="14pt"/>
    </style:style>
    <style:style style:name="P48" style:parent-style-name="Standard" style:family="paragraph">
      <style:text-properties fo:color="#9BBB59"/>
    </style:style>
    <style:style style:name="P49" style:parent-style-name="Standard" style:family="paragraph">
      <style:text-properties fo:color="#9BBB59"/>
    </style:style>
    <style:style style:name="P50" style:parent-style-name="Standard" style:family="paragraph">
      <style:text-properties fo:color="#000000" fo:font-size="14pt" style:font-size-asian="14pt" style:font-size-complex="14pt"/>
    </style:style>
    <style:style style:name="P51" style:parent-style-name="Standard" style:family="paragraph">
      <style:text-properties fo:color="#000000" fo:font-size="14pt" style:font-size-asian="14pt" style:font-size-complex="14pt"/>
    </style:style>
    <style:style style:name="P52" style:parent-style-name="Standard" style:family="paragraph">
      <style:text-properties fo:color="#9BBB59"/>
    </style:style>
    <style:style style:name="P53" style:parent-style-name="Standard" style:family="paragraph">
      <style:text-properties fo:color="#9BBB59"/>
    </style:style>
    <style:style style:name="P54" style:parent-style-name="Standard" style:family="paragraph">
      <style:text-properties fo:color="#9BBB59"/>
    </style:style>
    <style:style style:name="P55" style:parent-style-name="Textbody" style:family="paragraph">
      <style:paragraph-properties fo:margin-bottom="0in"/>
    </style:style>
    <style:style style:name="T56" style:parent-style-name="Fuentedepárrafopredeter." style:family="text">
      <style:text-properties fo:color="#000000" fo:font-size="14pt" style:font-size-asian="14pt" style:font-size-complex="14pt"/>
    </style:style>
    <style:style style:name="P57" style:parent-style-name="PreformattedText" style:family="paragraph">
      <style:text-properties style:font-name="Liberation Serif" fo:color="#9BBB59" fo:font-size="12pt" style:font-size-asian="12pt" style:font-size-complex="12pt"/>
    </style:style>
    <style:style style:name="P58" style:parent-style-name="PreformattedText" style:family="paragraph">
      <style:text-properties style:font-name="Liberation Serif" fo:color="#9BBB59" fo:font-size="12pt" style:font-size-asian="12pt" style:font-size-complex="12pt"/>
    </style:style>
    <style:style style:name="T59" style:parent-style-name="Fuentedepárrafopredeter." style:family="text">
      <style:text-properties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60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61" style:parent-style-name="Textbody" style:family="paragraph">
      <style:text-properties fo:color="#000000" fo:font-size="14pt" style:font-size-asian="14pt" style:font-size-complex="14pt"/>
    </style:style>
    <style:style style:name="P62" style:parent-style-name="Textbody" style:family="paragraph">
      <style:text-properties fo:color="#9BBB59"/>
    </style:style>
    <style:style style:name="P63" style:parent-style-name="Textbody" style:family="paragraph">
      <style:text-properties fo:color="#9BBB59"/>
    </style:style>
    <style:style style:name="P64" style:parent-style-name="Textbody" style:family="paragraph">
      <style:text-properties fo:color="#9BBB59"/>
    </style:style>
    <style:style style:name="P65" style:parent-style-name="Textbody" style:family="paragraph">
      <style:text-properties fo:color="#9BBB59"/>
    </style:style>
    <style:style style:name="P66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67" style:parent-style-name="Textbody" style:family="paragraph">
      <style:text-properties fo:color="#9BBB59"/>
    </style:style>
    <style:style style:name="P68" style:parent-style-name="Textbody" style:family="paragraph">
      <style:text-properties fo:color="#9BBB59"/>
    </style:style>
    <style:style style:name="P69" style:parent-style-name="Textbody" style:family="paragraph">
      <style:text-properties fo:color="#9BBB59"/>
    </style:style>
    <style:style style:name="P70" style:parent-style-name="Textbody" style:family="paragraph">
      <style:text-properties fo:color="#9BBB59"/>
    </style:style>
    <style:style style:name="P71" style:parent-style-name="Textbody" style:family="paragraph">
      <style:paragraph-properties fo:margin-bottom="0in"/>
      <style:text-properties fo:color="#9BBB59"/>
    </style:style>
    <style:style style:name="P72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73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74" style:parent-style-name="Textbody" style:family="paragraph">
      <style:text-properties fo:color="#9BBB59"/>
    </style:style>
    <style:style style:name="P75" style:parent-style-name="Textbody" style:family="paragraph">
      <style:paragraph-properties fo:margin-bottom="0in"/>
      <style:text-properties fo:color="#9BBB59"/>
    </style:style>
    <style:style style:name="P76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77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 fo:background-color="#EFEFEF"/>
    </style:style>
    <style:style style:name="P78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79" style:parent-style-name="Textbody" style:family="paragraph">
      <style:text-properties fo:color="#9BBB59"/>
    </style:style>
    <style:style style:name="P80" style:parent-style-name="Textbody" style:family="paragraph">
      <style:text-properties fo:color="#9BBB59"/>
    </style:style>
    <style:style style:name="P81" style:parent-style-name="Textbody" style:family="paragraph">
      <style:text-properties fo:color="#9BBB59"/>
    </style:style>
    <style:style style:name="P82" style:parent-style-name="Textbody" style:family="paragraph">
      <style:text-properties fo:color="#9BBB59"/>
    </style:style>
    <style:style style:name="P83" style:parent-style-name="Textbody" style:family="paragraph">
      <style:paragraph-properties fo:margin-bottom="0in"/>
      <style:text-properties fo:color="#9BBB59"/>
    </style:style>
    <style:style style:name="P84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85" style:parent-style-name="Textbody" style:family="paragraph">
      <style:paragraph-properties fo:margin-bottom="0in"/>
      <style:text-properties fo:color="#000000" fo:font-size="14pt" style:font-size-asian="14pt" style:font-size-complex="14pt"/>
    </style:style>
    <style:style style:name="P86" style:parent-style-name="Textbody" style:family="paragraph">
      <style:text-properties fo:color="#9BBB59"/>
    </style:style>
    <style:style style:name="P87" style:parent-style-name="Textbody" style:family="paragraph">
      <style:text-properties fo:color="#9BBB59"/>
    </style:style>
    <style:style style:name="P88" style:parent-style-name="Textbody" style:family="paragraph">
      <style:text-properties fo:color="#9BBB59"/>
    </style:style>
    <style:style style:name="P89" style:parent-style-name="Textbody" style:family="paragraph">
      <style:text-properties fo:color="#9BBB59"/>
    </style:style>
    <style:style style:name="P90" style:parent-style-name="Textbody" style:family="paragraph">
      <style:text-properties fo:color="#9BBB59"/>
    </style:style>
    <style:style style:name="P91" style:parent-style-name="Textbody" style:family="paragraph">
      <style:paragraph-properties fo:margin-bottom="0in"/>
      <style:text-properties fo:color="#9BBB59"/>
    </style:style>
    <style:style style:name="P92" style:parent-style-name="Textbody" style:family="paragraph">
      <style:paragraph-properties fo:margin-bottom="0in"/>
      <style:text-properties fo:color="#9BBB59"/>
    </style:style>
    <style:style style:name="P93" style:parent-style-name="Textbody" style:family="paragraph">
      <style:paragraph-properties fo:margin-bottom="0in"/>
      <style:text-properties fo:color="#9BBB59"/>
    </style:style>
    <style:style style:name="P94" style:parent-style-name="Textbody" style:family="paragraph">
      <style:paragraph-properties fo:margin-bottom="0in"/>
      <style:text-properties style:font-name-complex="Liberation Mono" fo:color="#333333" fo:font-size="14pt" style:font-size-asian="14pt" style:font-size-complex="14pt"/>
    </style:style>
    <style:style style:name="P95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96" style:parent-style-name="Textbody" style:family="paragraph">
      <style:text-properties style:font-name-complex="Liberation Mono" fo:color="#9BBB59"/>
    </style:style>
    <style:style style:name="P97" style:parent-style-name="Textbody" style:family="paragraph">
      <style:text-properties style:font-name-complex="Liberation Mono" fo:color="#9BBB59"/>
    </style:style>
    <style:style style:name="P98" style:parent-style-name="Textbody" style:family="paragraph">
      <style:text-properties style:font-name-complex="Liberation Mono" fo:color="#9BBB59"/>
    </style:style>
    <style:style style:name="P99" style:parent-style-name="Textbody" style:family="paragraph">
      <style:text-properties style:font-name-complex="Liberation Mono" fo:color="#9BBB59"/>
    </style:style>
    <style:style style:name="P100" style:parent-style-name="Textbody" style:family="paragraph">
      <style:paragraph-properties fo:margin-bottom="0in"/>
      <style:text-properties style:font-name-complex="Liberation Mono" fo:color="#9BBB59"/>
    </style:style>
    <style:style style:name="P101" style:parent-style-name="Textbody" style:family="paragraph">
      <style:paragraph-properties fo:margin-bottom="0in"/>
      <style:text-properties style:font-name-complex="Liberation Mono" fo:color="#9BBB59"/>
    </style:style>
    <style:style style:name="P102" style:parent-style-name="Textbody" style:family="paragraph">
      <style:paragraph-properties fo:margin-bottom="0in"/>
      <style:text-properties style:font-name-complex="Liberation Mono" fo:color="#9BBB59"/>
    </style:style>
    <style:style style:name="P103" style:parent-style-name="Textbody" style:family="paragraph">
      <style:paragraph-properties fo:margin-bottom="0in"/>
      <style:text-properties style:font-name-complex="Liberation Mono" fo:color="#9BBB59"/>
    </style:style>
    <style:style style:name="P104" style:parent-style-name="Textbody" style:family="paragraph">
      <style:paragraph-properties fo:margin-bottom="0in"/>
      <style:text-properties style:font-name-complex="Liberation Mono" fo:color="#9BBB59"/>
    </style:style>
    <style:style style:name="P105" style:parent-style-name="Textbody" style:family="paragraph">
      <style:paragraph-properties fo:margin-bottom="0in"/>
      <style:text-properties style:font-name-complex="Liberation Mono" fo:color="#9BBB59"/>
    </style:style>
    <style:style style:name="P106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107" style:parent-style-name="Textbody" style:family="paragraph">
      <style:text-properties style:font-name-complex="Liberation Mono" fo:color="#9BBB59"/>
    </style:style>
    <style:style style:name="P108" style:parent-style-name="Textbody" style:family="paragraph">
      <style:text-properties style:font-name-complex="Liberation Mono" fo:color="#9BBB59"/>
    </style:style>
    <style:style style:name="P109" style:parent-style-name="Textbody" style:family="paragraph">
      <style:text-properties style:font-name-complex="Liberation Mono" fo:color="#9BBB59"/>
    </style:style>
    <style:style style:name="P110" style:parent-style-name="Textbody" style:family="paragraph">
      <style:text-properties style:font-name-complex="Liberation Mono" fo:color="#9BBB59"/>
    </style:style>
    <style:style style:name="P111" style:parent-style-name="Textbody" style:family="paragraph">
      <style:paragraph-properties fo:margin-bottom="0in"/>
      <style:text-properties style:font-name-complex="Liberation Mono" fo:color="#9BBB59"/>
    </style:style>
    <style:style style:name="P112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113" style:parent-style-name="Textbody" style:family="paragraph">
      <style:paragraph-properties fo:margin-bottom="0in"/>
      <style:text-properties style:font-name-complex="Liberation Mono" fo:color="#000000" fo:font-size="14pt" style:font-size-asian="14pt" style:font-size-complex="14pt"/>
    </style:style>
    <style:style style:name="P114" style:parent-style-name="Textbody" style:family="paragraph">
      <style:text-properties style:font-name-complex="Liberation Mono" fo:color="#9BBB59"/>
    </style:style>
    <style:style style:name="P115" style:parent-style-name="Textbody" style:family="paragraph">
      <style:text-properties style:font-name-complex="Liberation Mono" fo:color="#9BBB59"/>
    </style:style>
    <style:style style:name="P116" style:parent-style-name="Textbody" style:family="paragraph">
      <style:text-properties style:font-name-complex="Liberation Mono" fo:color="#9BBB59"/>
    </style:style>
    <style:style style:name="P117" style:parent-style-name="Textbody" style:family="paragraph">
      <style:text-properties style:font-name-complex="Liberation Mono" fo:color="#9BBB59"/>
    </style:style>
    <style:style style:name="P118" style:parent-style-name="Textbody" style:family="paragraph">
      <style:text-properties style:font-name-complex="Liberation Mono" fo:color="#9BBB59"/>
    </style:style>
    <style:style style:name="P119" style:parent-style-name="Textbody" style:family="paragraph">
      <style:text-properties style:font-name-complex="Liberation Mono" fo:color="#9BBB59"/>
    </style:style>
    <style:style style:name="P120" style:parent-style-name="Textbody" style:family="paragraph">
      <style:text-properties style:font-name-complex="Liberation Mono" fo:color="#9BBB59"/>
    </style:style>
    <style:style style:name="P121" style:parent-style-name="Textbody" style:family="paragraph">
      <style:text-properties style:font-name-complex="Liberation Mono" fo:color="#9BBB59"/>
    </style:style>
    <style:style style:name="P122" style:parent-style-name="Textbody" style:family="paragraph">
      <style:paragraph-properties fo:margin-bottom="0in"/>
    </style:style>
    <style:style style:name="T123" style:parent-style-name="Fuentedepárrafopredeter." style:family="text">
      <style:text-properties style:font-name-complex="Liberation Mono" fo:color="#9BBB59"/>
    </style:style>
    <style:style style:name="P124" style:parent-style-name="Título2" style:family="paragraph">
      <style:text-properties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Textbody" style:family="paragraph">
      <style:text-properties fo:font-size="14pt" style:font-size-asian="14pt" style:font-size-complex="14pt"/>
    </style:style>
    <style:style style:name="P126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27" style:parent-style-name="Textbody" style:family="paragraph">
      <style:text-properties fo:color="#9BBB59"/>
    </style:style>
    <style:style style:name="P128" style:parent-style-name="Textbody" style:family="paragraph">
      <style:text-properties fo:color="#9BBB59"/>
    </style:style>
    <style:style style:name="P129" style:parent-style-name="Textbody" style:family="paragraph">
      <style:text-properties fo:color="#9BBB59"/>
    </style:style>
    <style:style style:name="P130" style:parent-style-name="Textbody" style:family="paragraph">
      <style:paragraph-properties fo:margin-bottom="0in" fo:line-height="100%"/>
      <style:text-properties fo:color="#9BBB59"/>
    </style:style>
    <style:style style:name="P131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32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33" style:parent-style-name="Textbody" style:family="paragraph">
      <style:text-properties fo:color="#9BBB59"/>
    </style:style>
    <style:style style:name="P134" style:parent-style-name="Textbody" style:family="paragraph">
      <style:text-properties fo:color="#9BBB59"/>
    </style:style>
    <style:style style:name="P135" style:parent-style-name="Textbody" style:family="paragraph">
      <style:text-properties fo:color="#9BBB59"/>
    </style:style>
    <style:style style:name="P136" style:parent-style-name="Textbody" style:family="paragraph">
      <style:paragraph-properties fo:margin-bottom="0in" fo:line-height="100%"/>
      <style:text-properties fo:color="#9BBB59"/>
    </style:style>
    <style:style style:name="P137" style:parent-style-name="Textbody" style:family="paragraph">
      <style:paragraph-properties fo:margin-bottom="0in" fo:line-height="100%"/>
      <style:text-properties fo:color="#9BBB59"/>
    </style:style>
    <style:style style:name="P138" style:parent-style-name="Textbody" style:family="paragraph">
      <style:paragraph-properties fo:margin-bottom="0in" fo:line-height="100%"/>
      <style:text-properties fo:color="#9BBB59"/>
    </style:style>
    <style:style style:name="P139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40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41" style:parent-style-name="Textbody" style:family="paragraph">
      <style:text-properties fo:color="#9BBB59"/>
    </style:style>
    <style:style style:name="P142" style:parent-style-name="Textbody" style:family="paragraph">
      <style:text-properties fo:color="#9BBB59"/>
    </style:style>
    <style:style style:name="P143" style:parent-style-name="Textbody" style:family="paragraph">
      <style:text-properties fo:color="#9BBB59"/>
    </style:style>
    <style:style style:name="P144" style:parent-style-name="Textbody" style:family="paragraph">
      <style:text-properties fo:color="#9BBB59"/>
    </style:style>
    <style:style style:name="P145" style:parent-style-name="Textbody" style:family="paragraph">
      <style:text-properties fo:color="#9BBB59"/>
    </style:style>
    <style:style style:name="P146" style:parent-style-name="Textbody" style:family="paragraph">
      <style:text-properties fo:color="#9BBB59"/>
    </style:style>
    <style:style style:name="P147" style:parent-style-name="Textbody" style:family="paragraph">
      <style:text-properties fo:color="#9BBB59"/>
    </style:style>
    <style:style style:name="P148" style:parent-style-name="Textbody" style:family="paragraph">
      <style:paragraph-properties fo:margin-bottom="0in" fo:line-height="100%"/>
      <style:text-properties fo:color="#9BBB59"/>
    </style:style>
    <style:style style:name="P149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50" style:parent-style-name="Textbody" style:family="paragraph">
      <style:paragraph-properties fo:margin-bottom="0in" fo:line-height="100%"/>
      <style:text-properties fo:color="#000000" fo:font-size="14pt" style:font-size-asian="14pt" style:font-size-complex="14pt"/>
    </style:style>
    <style:style style:name="P151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2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3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4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5" style:parent-style-name="Título2" style:family="paragraph">
      <style:text-properties fo:font-weight="normal" style:font-weight-asian="normal" style:font-weight-complex="normal" fo:color="#9BBB59" fo:font-size="12pt" style:font-size-asian="12pt" style:font-size-complex="12pt"/>
    </style:style>
    <style:style style:name="P156" style:parent-style-name="Textbody" style:family="paragraph">
      <style:text-properties fo:color="#FF0000"/>
    </style:style>
    <style:style style:name="P157" style:parent-style-name="Textbody" style:family="paragraph">
      <style:paragraph-properties fo:margin-bottom="0in"/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2">Consultas simples en el esquema Empresa</text:h>
      <text:list text:style-name="LFO1" text:continue-numbering="true">
        <text:list-item>
          <text:p text:style-name="P2">Muestre los productos (código y descripción) que comercializa la empresa.</text:p>
        </text:list-item>
      </text:list>
      <text:p text:style-name="P3">select Prod_Num, Descripcion from producto;</text:p>
      <text:list text:style-name="LFO1" text:continue-numbering="true">
        <text:list-item>
          <text:p text:style-name="P4">Muestre los productos<text:s/>(código y descripción) que contienen la palabra tenis en la descripción.</text:p>
        </text:list-item>
      </text:list>
      <text:p text:style-name="P5">select Prod_Num, Descripcion from producto where descripcion like '%tennis%';</text:p>
      <text:list text:style-name="LFO1" text:continue-numbering="true">
        <text:list-item>
          <text:p text:style-name="P6">Muestre el código, nombre, área y teléfono de los clientes de la empresa.</text:p>
        </text:list-item>
      </text:list>
      <text:p text:style-name="P7">select cliente_cod, nombre, area, telefono from cliente;</text:p>
      <text:list text:style-name="LFO1" text:continue-numbering="true">
        <text:list-item>
          <text:p text:style-name="P8">Muestre los clientes (código, nombre, ciudad) que no son del área telefónica 636.</text:p>
        </text:list-item>
      </text:list>
      <text:p text:style-name="P9">select cliente_cod, nombre, ciudad from cliente where area != 636;</text:p>
      <text:list text:style-name="LFO1" text:continue-numbering="true">
        <text:list-item>
          <text:p text:style-name="P10">Muestre las órdenes de compra de la tabla de pedidos (código, fechas de orden y de envío).</text:p>
        </text:list-item>
      </text:list>
      <text:p text:style-name="P11">select Ped_num, fecha_pedido, ped_fecha from pedido;</text:p>
      <text:list text:style-name="LFO1" text:continue-numbering="true">
        <text:list-item>
          <text:p text:style-name="P12">Lista de los pedidos ordenados de forma decreciente por importe.</text:p>
        </text:list-item>
      </text:list>
      <text:p text:style-name="P13"/>
      <text:p text:style-name="P14">select * from pedido order by total desc;</text:p>
      <text:p text:style-name="P15"/>
      <text:list text:style-name="LFO1" text:continue-numbering="true">
        <text:list-item>
          <text:p text:style-name="P16"><text:span text:style-name="T17">Una relación de todos los clientes (código, nombre y observaciones) que tengan un cr</text:span><text:span text:style-name="T18">édito superior a 4.000 e inferior a 8.000 y cuyo nombre contenga alguna<text:s/></text:span><text:span text:style-name="T19">S</text:span><text:span text:style-name="T20">.</text:span></text:p>
        </text:list-item>
      </text:list>
      <text:p text:style-name="P21"/>
      <text:p text:style-name="P22">select cliente_cod, nombre, observaciones from cliente where<text:s/></text:p>
      <text:p text:style-name="P23">limite_credito &gt; 4000 and limite_credito &lt;<text:s/>8000 and nombre like '%s%';</text:p>
      <text:p text:style-name="P24"/>
      <text:p text:style-name="P25"/>
      <text:p text:style-name="P26">Consultas simples en el esquema Sanidad</text:p>
      <text:p text:style-name="P27"/>
      <text:list text:style-name="LFO2" text:continue-numbering="true">
        <text:list-item>
          <text:p text:style-name="P28">Muestre los hospitales existentes (número, nombre y teléfono).</text:p>
        </text:list-item>
      </text:list>
      <text:p text:style-name="P29">select hospital_cod, nom, telefon from hospital;</text:p>
      <text:p text:style-name="P30"/>
      <text:list text:style-name="LFO2" text:continue-numbering="true">
        <text:list-item>
          <text:p text:style-name="P31">Muestre los hospitales existentes (número, nombre y teléfono) que tengan una letra A en la segunda posición del nombre.</text:p>
        </text:list-item>
      </text:list>
      <text:p text:style-name="P32">select hospital_cod, nom, telefon from hospital</text:p>
      <text:p text:style-name="P33">where lower(nom) not like '_a%';</text:p>
      <text:p text:style-name="P34"/>
      <text:p text:style-name="P35"/>
      <text:list text:style-name="LFO2" text:continue-numbering="true">
        <text:list-item>
          <text:p text:style-name="P36">Muestre los trabajadores (código hospital, código sala, número empleado y apellido) existentes.</text:p>
        </text:list-item>
      </text:list>
      <text:p text:style-name="P37">select hospital_cod as 'Código hospital', sala_cod as 'Código de sala',</text:p>
      <text:p text:style-name="P38">empleat_no as 'Código empleado', cognom as 'Empleado'</text:p>
      <text:p text:style-name="P39">from plantilla;</text:p>
      <text:p text:style-name="P40"/>
      <text:list text:style-name="LFO2" text:continue-numbering="true">
        <text:list-item>
          <text:p text:style-name="P41">Muestre los trabajadores (código hospital, código sala, número empleado y apellido) que no sean del turno de noche.</text:p>
        </text:list-item>
      </text:list>
      <text:p text:style-name="P42">select hospital_cod as 'Código hospital', sala_cod as 'Código de sala',</text:p>
      <text:p text:style-name="P43">empleat_no as 'Código empleado', cognom as 'Empleado'</text:p>
      <text:p text:style-name="P44">from plantilla</text:p>
      <text:p text:style-name="P45">where torn &lt;&gt; 'n';</text:p>
      <text:p text:style-name="P46"/>
      <text:list text:style-name="LFO2" text:continue-numbering="true">
        <text:list-item>
          <text:p text:style-name="P47">Muestre los enfermos nacidos en 1960.</text:p>
        </text:list-item>
      </text:list>
      <text:p text:style-name="P48">select * from malalt</text:p>
      <text:p text:style-name="P49">where data_naix like '1960%';</text:p>
      <text:p text:style-name="P50"/>
      <text:p text:style-name="P51">6. Muestre los enfermos<text:s/>nacidos a partir de 1960.</text:p>
      <text:p text:style-name="P52">select * from malalt</text:p>
      <text:p text:style-name="P53">where data_naix &gt; '1959-12-30';</text:p>
      <text:p text:style-name="P54"/>
      <text:p text:style-name="P55"><text:span text:style-name="T56">7. Una relación de todos los doctores del hospital 22.</text:span></text:p>
      <text:p text:style-name="P57">select * from doctor</text:p>
      <text:p text:style-name="P58">where hospital_cod &lt;&gt; '22';</text:p>
      <text:h text:style-name="Título2" text:outline-level="2"><text:bookmark-start text:name="consultes_complexes_sobre_l_esquema_empr"/><text:bookmark-end text:name="consultes_complexes_sobre_l_esquema_empr"/><text:span text:style-name="T59">Consultas complejas sobre el esquema Empresa</text:span></text:h>
      <text:p text:style-name="P60"/>
      <text:list text:style-name="LFO3" text:continue-numbering="true">
        <text:list-item>
          <text:p text:style-name="P61">Mostrar los empleados<text:s/>(código, apellido y nombre del departamento) de la empresa que tienen el rango de director y ordenados por el apellido.</text:p>
        </text:list-item>
      </text:list>
      <text:p text:style-name="P62">SELECT emp_no AS 'Código', apellidos AS 'Empleado',</text:p>
      <text:p text:style-name="P63">dnombre AS 'Nombre Departamento'</text:p>
      <text:p text:style-name="P64">FROM emp, dept WHERE lower(oficio) = 'director' AND<text:s/>emp.dept_no = dept.dept_no</text:p>
      <text:p text:style-name="P65">ORDER BY apellidos;</text:p>
      <text:list text:style-name="LFO3" text:continue-numbering="true">
        <text:list-item>
          <text:p text:style-name="P66">Mostrar el importe global que cada departamento asume anualmente en concepto de nómina de los empleados y ordenado descendentemente por el importe global.</text:p>
        </text:list-item>
      </text:list>
      <text:p text:style-name="P67"><text:bookmark-start text:name="_Hlt65343992"/><text:bookmark-start text:name="_Hlt65343993"/>SELECT<text:s/><text:bookmark-end text:name="_Hlt65343992"/><text:bookmark-end text:name="_Hlt65343993"/>dept.dept_no AS "Departamento", dnombre AS "Nombre",</text:p>
      <text:p text:style-name="P68">sum(salario*14) AS "Importe Global Nomina"</text:p>
      <text:p text:style-name="P69">FROM dept left join emp ON dept.dept_no=emp.dept_no</text:p>
      <text:p text:style-name="P70">GROUP BY dept.dept_no, dnombre</text:p>
      <text:p text:style-name="P71">ORDER BY 3 DESC;</text:p>
      <text:p text:style-name="P72"/>
      <text:list text:style-name="LFO3" text:continue-numbering="true">
        <text:list-item>
          <text:p text:style-name="P73">Mostrar los departamentos ordenados ascendentemente por la antigüedad de los empleados.</text:p>
        </text:list-item>
      </text:list>
      <text:p text:style-name="P74">SELECT dnombre AS<text:s/>'Departamento', fechaa_alta AS 'Antigüedad de los empleados'</text:p>
      <text:p text:style-name="P75">FROM dept, emp ORDER BY fechaa_alta;</text:p>
      <text:p text:style-name="P76"/>
      <text:p text:style-name="P77"/>
      <text:list text:style-name="LFO3" text:continue-numbering="true">
        <text:list-item>
          <text:p text:style-name="P78">Mostrar los empleados (código y apellido) acompañados del número de pedidos que han gestionado, ordenados por el apellido.</text:p>
        </text:list-item>
      </text:list>
      <text:p text:style-name="P79">SELECT e.emp_no AS 'Código<text:s/>empleado', e.apellidos AS 'Empleado',</text:p>
      <text:p text:style-name="P80">COUNT(p.cliente_cod) AS 'Pedidos Gestionados'</text:p>
      <text:p text:style-name="P81">FROM emp e, pedido p, cliente c</text:p>
      <text:p text:style-name="P82">WHERE e.emp_no = c.repr_cod AND c.cliente_cod = p.cliente_cod</text:p>
      <text:p text:style-name="P83">GROUP BY p.cliente_cod;</text:p>
      <text:p text:style-name="P84"/>
      <text:list text:style-name="LFO3" text:continue-numbering="true">
        <text:list-item>
          <text:p text:style-name="P85">Mostrar el ranking de los empleados (código y<text:s/>apellido), según el número de pedidos que han gestionado, que hayan gestionado más de cinco.</text:p>
        </text:list-item>
      </text:list>
      <text:p text:style-name="P86">SELECT e.emp_no AS 'Código empleado', e.apellidos AS 'Empleado',</text:p>
      <text:p text:style-name="P87">COUNT(p.cliente_cod) AS 'Pedidos Gestionados'</text:p>
      <text:p text:style-name="P88">FROM emp e, pedido p, cliente c</text:p>
      <text:p text:style-name="P89">WHERE e.emp_no = c.repr_cod AND c.cliente_cod = p.cliente_cod</text:p>
      <text:p text:style-name="P90">GROUP BY p.cliente_cod HAVING COUNT(p.cliente_cod) &gt; 5</text:p>
      <text:p text:style-name="P91">ORDER BY 3 DESC;</text:p>
      <text:p text:style-name="P92"/>
      <text:p text:style-name="P93">Con más de 5 no hay ninguno, lo he probado con más de 4 y salen 2 con 5 gestiones.</text:p>
      <text:p text:style-name="P94"/>
      <text:list text:style-name="LFO3" text:continue-numbering="true">
        <text:list-item>
          <text:p text:style-name="P95">Una relación de todos los productos con el precio y la fecha de la última venta.</text:p>
        </text:list-item>
      </text:list>
      <text:p text:style-name="P96">SELECT p.descripcion AS 'Producto', pe.ped_fecha AS 'Última venta'</text:p>
      <text:p text:style-name="P97">FROM pedido pe, producto p, detalle d</text:p>
      <text:p text:style-name="P98">WHERE d.prod_num = p.prod_num AND d.ped_num = pe.ped_num</text:p>
      <text:p text:style-name="P99">GROUP BY p.descripcion</text:p>
      <text:p text:style-name="P100">ORDER BY pe.ped_fecha DESC;</text:p>
      <text:p text:style-name="P101"/>
      <text:p text:style-name="P102"/>
      <text:p text:style-name="P103"/>
      <text:p text:style-name="P104"/>
      <text:p text:style-name="P105"/>
      <text:list text:style-name="LFO3" text:continue-numbering="true">
        <text:list-item>
          <text:p text:style-name="P106">El ranking de<text:s/>clientes en función de las compras que efectuaron en 1987.</text:p>
        </text:list-item>
      </text:list>
      <text:p text:style-name="P107">select c.nombre as 'Cliente', count(*) as 'Número de pedidos en 1987'</text:p>
      <text:p text:style-name="P108">from cliente c, pedido p</text:p>
      <text:p text:style-name="P109">where c.cliente_cod = p.cliente_cod and p.ped_fecha like '1987%'</text:p>
      <text:p text:style-name="P110">group by p.cliente_cod</text:p>
      <text:p text:style-name="P111">order by 2 desc;</text:p>
      <text:p text:style-name="P112"/>
      <text:list text:style-name="LFO3" text:continue-numbering="true">
        <text:list-item>
          <text:p text:style-name="P113">La relación de clientes que en 1987 efectuaron pedidos por un importe total que supera el 50% de su crédito.</text:p>
        </text:list-item>
      </text:list>
      <text:p text:style-name="P114">select c.nombre as 'Cliente',<text:s/></text:p>
      <text:p text:style-name="P115"><text:tab/>count(*) as 'Número de pedidos en 1987',<text:s/></text:p>
      <text:p text:style-name="P116"><text:tab/>sum(p.TOTAL) as 'Cantidad Total',</text:p>
      <text:p text:style-name="P117"><text:s text:c="4"/>c.limite_credito as 'Límite de crédito'</text:p>
      <text:p text:style-name="P118">from cliente c inner join pedido p on c.cliente_cod = p.cliente_cod</text:p>
      <text:p text:style-name="P119">where p.PED_FECHA like '1987%'</text:p>
      <text:p text:style-name="P120">and (c.LIMITE_CREDITO / 2) &lt; TOTAL</text:p>
      <text:p text:style-name="P121">group by c.nombre</text:p>
      <text:p text:style-name="P122"><text:span text:style-name="T123">order by 3 desc;</text:span></text:p>
      <text:h text:style-name="P124" text:outline-level="2"><text:bookmark-start text:name="consultes_complexes_sobre_l_esquema_sani"/><text:bookmark-end text:name="consultes_complexes_sobre_l_esquema_sani"/>Consultas complejas sobre el esquema Sanidad</text:h>
      <text:p text:style-name="P125"/>
      <text:list text:style-name="LFO4" text:continue-numbering="true">
        <text:list-item>
          <text:p text:style-name="P126">Mostrar, por cada sala, la cantidad de enfermos de<text:s/>cada sexo.</text:p>
        </text:list-item>
      </text:list>
      <text:p text:style-name="P127">select i.sala_cod as 'Sala', m.sexe as 'Sexo' , count(*) as 'Número enfermos'</text:p>
      <text:p text:style-name="P128">from ingressos i, malalt m</text:p>
      <text:p text:style-name="P129">where i.inscripcio = m.inscripcio</text:p>
      <text:p text:style-name="P130">group by i.sala_cod, m.sexe;</text:p>
      <text:p text:style-name="P131"/>
      <text:list text:style-name="LFO4" text:continue-numbering="true">
        <text:list-item>
          <text:p text:style-name="P132">Mostrar los enfermos del sistema hospitalario no ingresados en la<text:s/>actualidad.</text:p>
        </text:list-item>
      </text:list>
      <text:p text:style-name="P133">select inscripcio as "Inscripción", cognom as "Apellidos"</text:p>
      <text:p text:style-name="P134">from malalt</text:p>
      <text:p text:style-name="P135">where not exists (select * from ingressos</text:p>
      <text:p text:style-name="P136">where ingressos.inscripcio=malalt.inscripcio);</text:p>
      <text:p text:style-name="P137"/>
      <text:p text:style-name="P138"/>
      <text:p text:style-name="P139"/>
      <text:list text:style-name="LFO4" text:continue-numbering="true">
        <text:list-item>
          <text:p text:style-name="P140">Mostrar el ranking de hospitales según la proporción de camas por trabajador.</text:p>
        </text:list-item>
      </text:list>
      <text:p text:style-name="P141">select s.hospital_cod as 'Codigo de hospital',<text:s/></text:p>
      <text:p text:style-name="P142"><text:tab/>count(p.empleat_no) as 'Empleados',<text:s/></text:p>
      <text:p text:style-name="P143"><text:s text:c="4"/>sum(s.qtat_llits) as 'Cantidad de camas',</text:p>
      <text:p text:style-name="P144"><text:s text:c="4"/>(sum(s.qtat_llits) / count(p.empleat_no)) as 'Relación cama-empleado'</text:p>
      <text:p text:style-name="P145">from sala s, plantilla p</text:p>
      <text:p text:style-name="P146">where s.sala_cod = p.sala_cod<text:s/>and s.hospital_cod = p.hospital_cod</text:p>
      <text:p text:style-name="P147">group by p.hospital_cod</text:p>
      <text:p text:style-name="P148">order by 4 desc;</text:p>
      <text:p text:style-name="P149"/>
      <text:list text:style-name="LFO4" text:continue-numbering="true">
        <text:list-item>
          <text:p text:style-name="P150">Mostrar los hospitales donde no hay ningún doctor de cardiología.</text:p>
        </text:list-item>
      </text:list>
      <text:h text:style-name="P151" text:outline-level="2"><text:bookmark-start text:name="_GoBack"/>select h.nom as 'Hospital'</text:h>
      <text:h text:style-name="P152" text:outline-level="2">from hospital h, doctor d</text:h>
      <text:h text:style-name="P153" text:outline-level="2">where h.hospital_cod = d.hospital_cod<text:s/></text:h>
      <text:h text:style-name="P154" text:outline-level="2">and d.especialitat<text:s/>not in('cardiologia')</text:h>
      <text:h text:style-name="P155" text:outline-level="2">group by nom;</text:h>
      <text:p text:style-name="P156"><text:bookmark-end text:name="_GoBack"/>/*Este no funciona bien porque hay un hospital que tiene más de una especialidad*/</text:p>
      <text:p text:style-name="Textbody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ronym" style:display-name="acronym" style:family="text"/>
    <style:style style:name="NumberingSymbols" style:display-name="Numbering Symbols" style:family="text"/>
    <style:style style:name="Énfasis" style:display-name="Énf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4LVL1" style:family="text">
      <style:text-properties fo:font-size="12pt" style:font-size-asian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uanf</meta:initial-creator>
    <dc:creator>juanf</dc:creator>
    <meta:creation-date>2021-01-02T17:40:00Z</meta:creation-date>
    <dc:date>2021-03-04T21:14:00Z</dc:date>
    <meta:template xlink:href="Normal.dotm" xlink:type="simple"/>
    <meta:editing-cycles>6</meta:editing-cycles>
    <meta:editing-duration>PT118800S</meta:editing-duration>
    <meta:document-statistic meta:page-count="1" meta:paragraph-count="12" meta:word-count="978" meta:character-count="6345" meta:row-count="44" meta:non-whitespace-character-count="5379"/>
  </office:meta>
</office:document-meta>
</file>